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weight="normal" officeooo:rsid="0059f2da" officeooo:paragraph-rsid="0059f2da" style:font-weight-asian="normal"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officeooo:rsid="003ad1b7" officeooo:paragraph-rsid="003ad1b7"/>
    </style:style>
    <style:style style:name="P34" style:family="paragraph" style:parent-style-name="Text_20_body" style:list-style-name="L6">
      <style:text-properties style:text-line-through-style="solid" style:text-line-through-type="single" officeooo:rsid="00346218" officeooo:paragraph-rsid="00346218"/>
    </style:style>
    <style:style style:name="P35" style:family="paragraph" style:parent-style-name="Text_20_body" style:list-style-name="L6">
      <style:text-properties officeooo:rsid="000e701d" officeooo:paragraph-rsid="0030bc53"/>
    </style:style>
    <style:style style:name="P36" style:family="paragraph" style:parent-style-name="Text_20_body" style:list-style-name="L6">
      <style:text-properties officeooo:rsid="00371326" officeooo:paragraph-rsid="00371326"/>
    </style:style>
    <style:style style:name="P37" style:family="paragraph" style:parent-style-name="Text_20_body" style:list-style-name="L6">
      <style:text-properties officeooo:rsid="000e701d" officeooo:paragraph-rsid="0036c472"/>
    </style:style>
    <style:style style:name="P38" style:family="paragraph" style:parent-style-name="Text_20_body" style:list-style-name="L6">
      <style:text-properties officeooo:rsid="000e701d" officeooo:paragraph-rsid="000e701d"/>
    </style:style>
    <style:style style:name="P39" style:family="paragraph" style:parent-style-name="Text_20_body" style:list-style-name="L6">
      <style:text-properties style:text-line-through-style="solid" style:text-line-through-type="single" officeooo:rsid="000e701d" officeooo:paragraph-rsid="000e701d"/>
    </style:style>
    <style:style style:name="P40" style:family="paragraph" style:parent-style-name="Text_20_body" style:list-style-name="L6">
      <style:text-properties officeooo:rsid="000eec00" officeooo:paragraph-rsid="000eec00"/>
    </style:style>
    <style:style style:name="P41" style:family="paragraph" style:parent-style-name="Text_20_body" style:list-style-name="L6">
      <style:text-properties style:text-line-through-style="solid" style:text-line-through-type="single" officeooo:rsid="00163012" officeooo:paragraph-rsid="00163012"/>
    </style:style>
    <style:style style:name="P42" style:family="paragraph" style:parent-style-name="Text_20_body" style:list-style-name="L6">
      <style:text-properties officeooo:rsid="00286d3d" officeooo:paragraph-rsid="00286d3d"/>
    </style:style>
    <style:style style:name="P43" style:family="paragraph" style:parent-style-name="Text_20_body" style:list-style-name="L6">
      <style:text-properties officeooo:rsid="002da041" officeooo:paragraph-rsid="002da041"/>
    </style:style>
    <style:style style:name="P44" style:family="paragraph" style:parent-style-name="Text_20_body" style:list-style-name="L6">
      <style:text-properties officeooo:rsid="002db92a" officeooo:paragraph-rsid="002da041"/>
    </style:style>
    <style:style style:name="P45" style:family="paragraph" style:parent-style-name="Text_20_body" style:list-style-name="L6">
      <style:text-properties officeooo:rsid="002fc92f" officeooo:paragraph-rsid="002fc92f"/>
    </style:style>
    <style:style style:name="P46" style:family="paragraph" style:parent-style-name="Text_20_body" style:list-style-name="L6">
      <style:text-properties officeooo:rsid="002957f8" officeooo:paragraph-rsid="00286d3d"/>
    </style:style>
    <style:style style:name="P47" style:family="paragraph" style:parent-style-name="Text_20_body" style:list-style-name="L6">
      <style:text-properties officeooo:rsid="000e701d" officeooo:paragraph-rsid="00116b98"/>
    </style:style>
    <style:style style:name="P48" style:family="paragraph" style:parent-style-name="Text_20_body" style:list-style-name="L6">
      <style:text-properties officeooo:paragraph-rsid="00116b98"/>
    </style:style>
    <style:style style:name="P49" style:family="paragraph" style:parent-style-name="Text_20_body" style:list-style-name="L6">
      <style:text-properties officeooo:rsid="00209e10" officeooo:paragraph-rsid="00209e10"/>
    </style:style>
    <style:style style:name="P50" style:family="paragraph" style:parent-style-name="Text_20_body" style:list-style-name="L6">
      <style:text-properties officeooo:rsid="00230835" officeooo:paragraph-rsid="00230835"/>
    </style:style>
    <style:style style:name="P51" style:family="paragraph" style:parent-style-name="Text_20_body" style:list-style-name="L6">
      <style:text-properties officeooo:rsid="0024c59d" officeooo:paragraph-rsid="0024c59d"/>
    </style:style>
    <style:style style:name="P52" style:family="paragraph" style:parent-style-name="Text_20_body" style:list-style-name="L6">
      <style:text-properties officeooo:rsid="0014545c" officeooo:paragraph-rsid="0014545c"/>
    </style:style>
    <style:style style:name="P53" style:family="paragraph" style:parent-style-name="Text_20_body" style:list-style-name="L6">
      <style:text-properties style:text-line-through-style="solid" style:text-line-through-type="single" officeooo:rsid="0014545c" officeooo:paragraph-rsid="0014545c"/>
    </style:style>
    <style:style style:name="P54" style:family="paragraph" style:parent-style-name="Text_20_body" style:list-style-name="L6">
      <style:text-properties officeooo:rsid="00182c83" officeooo:paragraph-rsid="00182c83"/>
    </style:style>
    <style:style style:name="P55" style:family="paragraph" style:parent-style-name="Text_20_body" style:list-style-name="L6">
      <style:text-properties style:text-line-through-style="solid" style:text-line-through-type="single" officeooo:rsid="00182c83" officeooo:paragraph-rsid="00182c83"/>
    </style:style>
    <style:style style:name="P56" style:family="paragraph" style:parent-style-name="Text_20_body">
      <style:text-properties officeooo:rsid="00182c83" officeooo:paragraph-rsid="00182c83"/>
    </style:style>
    <style:style style:name="P57" style:family="paragraph" style:parent-style-name="Text_20_body">
      <style:text-properties fo:font-weight="bold" officeooo:rsid="001dbc6b" officeooo:paragraph-rsid="001dbc6b" style:font-weight-asian="bold" style:font-weight-complex="bold"/>
    </style:style>
    <style:style style:name="P58" style:family="paragraph" style:parent-style-name="Text_20_body" style:list-style-name="L7">
      <style:text-properties officeooo:rsid="005a771b" officeooo:paragraph-rsid="004081fa"/>
    </style:style>
    <style:style style:name="P59" style:family="paragraph" style:parent-style-name="Text_20_body">
      <style:text-properties fo:font-size="12pt" officeooo:rsid="0048a5d4" officeooo:paragraph-rsid="004081fa" style:font-size-asian="10.5pt" style:font-size-complex="12pt"/>
    </style:style>
    <style:style style:name="P60"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1" style:family="paragraph" style:parent-style-name="Text_20_body" style:list-style-name="L8">
      <style:text-properties officeooo:paragraph-rsid="004a39a2"/>
    </style:style>
    <style:style style:name="P62" style:family="paragraph" style:parent-style-name="Text_20_body" style:list-style-name="L8">
      <style:text-properties officeooo:rsid="004c0e49" officeooo:paragraph-rsid="004c0e49"/>
    </style:style>
    <style:style style:name="P63" style:family="paragraph" style:parent-style-name="Text_20_body" style:list-style-name="L8">
      <style:text-properties officeooo:rsid="004c8da8" officeooo:paragraph-rsid="004c8da8"/>
    </style:style>
    <style:style style:name="P64" style:family="paragraph" style:parent-style-name="Text_20_body" style:list-style-name="L8">
      <style:text-properties officeooo:paragraph-rsid="00562661"/>
    </style:style>
    <style:style style:name="P65" style:family="paragraph" style:parent-style-name="Text_20_body" style:list-style-name="L8">
      <style:text-properties officeooo:rsid="005806c1" officeooo:paragraph-rsid="005806c1"/>
    </style:style>
    <style:style style:name="P66" style:family="paragraph" style:parent-style-name="Text_20_body" style:list-style-name="L8">
      <style:text-properties officeooo:paragraph-rsid="00590170"/>
    </style:style>
    <style:style style:name="P67" style:family="paragraph" style:parent-style-name="Text_20_body" style:list-style-name="L8">
      <style:text-properties officeooo:rsid="00590170" officeooo:paragraph-rsid="00590170"/>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2">start splash screens</text:p>
            </text:list-item>
            <text:list-item>
              <text:p text:style-name="P32">main menu</text:p>
            </text:list-item>
            <text:list-item>
              <text:p text:style-name="P32">new mission menu</text:p>
              <text:list>
                <text:list-item>
                  <text:p text:style-name="P33">phone conversation</text:p>
                </text:list-item>
                <text:list-item>
                  <text:p text:style-name="P33">shop</text:p>
                </text:list-item>
              </text:list>
            </text:list-item>
            <text:list-item>
              <text:p text:style-name="P34">change scene</text:p>
            </text:list-item>
            <text:list-item>
              <text:p text:style-name="P32">victory condition &gt; next mission</text:p>
            </text:list-item>
            <text:list-item>
              <text:p text:style-name="P32">defeat &gt; return menu/quit</text:p>
            </text:list-item>
          </text:list>
        </text:list-item>
        <text:list-item>
          <text:p text:style-name="P35">Main menu :</text:p>
          <text:list>
            <text:list-item>
              <text:p text:style-name="P35">theme splash of blood, then wipe to display button</text:p>
            </text:list-item>
            <text:list-item>
              <text:p text:style-name="P36">panel assets and overall aspect</text:p>
            </text:list-item>
          </text:list>
        </text:list-item>
        <text:list-item>
          <text:p text:style-name="P37">Map :</text:p>
          <text:list>
            <text:list-item>
              <text:p text:style-name="P37">pixel art, top down, indoors, crime scene</text:p>
            </text:list-item>
          </text:list>
        </text:list-item>
        <text:list-item>
          <text:p text:style-name="P38">player : 2D control</text:p>
          <text:list>
            <text:list-item>
              <text:p text:style-name="P39">movement : zqsd + mouse</text:p>
            </text:list-item>
            <text:list-item>
              <text:p text:style-name="P39">cleaning action with circular <text:span text:style-name="T10">timer</text:span></text:p>
            </text:list-item>
            <text:list-item>
              <text:p text:style-name="P40">hand+wipe cursor</text:p>
            </text:list-item>
            <text:list-item>
              <text:p text:style-name="P41">cleaning zone with dotted border</text:p>
            </text:list-item>
          </text:list>
        </text:list-item>
        <text:list-item>
          <text:p text:style-name="P42">Shop for cleaning tools :</text:p>
          <text:list>
            <text:list-item>
              <text:p text:style-name="P43">shop UI</text:p>
            </text:list-item>
            <text:list-item>
              <text:p text:style-name="P43">shop item<text:span text:style-name="T11">s</text:span></text:p>
            </text:list-item>
            <text:list-item>
              <text:p text:style-name="P44">Inventory UI</text:p>
            </text:list-item>
          </text:list>
        </text:list-item>
        <text:list-item>
          <text:p text:style-name="P45">HUD</text:p>
        </text:list-item>
        <text:list-item>
          <text:p text:style-name="P46">Tutorial</text:p>
        </text:list-item>
        <text:list-item>
          <text:p text:style-name="P47">NPC : 2 types</text:p>
          <text:list>
            <text:list-item>
              <text:p text:style-name="P47">investigators with detection areas</text:p>
            </text:list-item>
            <text:list-item>
              <text:p text:style-name="P48"><text:span text:style-name="T7">forensic scientist</text:span><text:span text:style-name="T12">s : idl, to hide dirty cleaning cloth, some are undercover inspectors</text:span></text:p>
            </text:list-item>
          </text:list>
        </text:list-item>
        <text:list-item>
          <text:p text:style-name="P49">Animations :</text:p>
          <text:list>
            <text:list-item>
              <text:p text:style-name="P49">forensics idle</text:p>
            </text:list-item>
            <text:list-item>
              <text:p text:style-name="P49">forensics-inspector – reveal</text:p>
            </text:list-item>
            <text:list-item>
              <text:p text:style-name="P50"><text:soft-page-break/>player movements</text:p>
            </text:list-item>
            <text:list-item>
              <text:p text:style-name="P50">inspectors movements</text:p>
            </text:list-item>
            <text:list-item>
              <text:p text:style-name="P50">inspector catching</text:p>
            </text:list-item>
          </text:list>
        </text:list-item>
        <text:list-item>
          <text:p text:style-name="P51">Art Design :</text:p>
          <text:list>
            <text:list-item>
              <text:p text:style-name="P51">UI</text:p>
            </text:list-item>
            <text:list-item>
              <text:p text:style-name="P51">Title</text:p>
            </text:list-item>
            <text:list-item>
              <text:p text:style-name="P51">House – all assets</text:p>
            </text:list-item>
            <text:list-item>
              <text:p text:style-name="P51">Crime items</text:p>
            </text:list-item>
            <text:list-item>
              <text:p text:style-name="P51">Animations</text:p>
            </text:list-item>
            <text:list-item>
              <text:p text:style-name="P51">Dialogues</text:p>
            </text:list-item>
            <text:list-item>
              <text:p text:style-name="P51">shop</text:p>
            </text:list-item>
            <text:list-item>
              <text:p text:style-name="P51">HUD</text:p>
            </text:list-item>
            <text:list-item>
              <text:p text:style-name="P51"/>
            </text:list-item>
          </text:list>
        </text:list-item>
        <text:list-item>
          <text:p text:style-name="P52">scripts :</text:p>
          <text:list>
            <text:list-item>
              <text:p text:style-name="P53">scene management</text:p>
            </text:list-item>
            <text:list-item>
              <text:p text:style-name="P52">tilemaplayer</text:p>
            </text:list-item>
            <text:list-item>
              <text:p text:style-name="P52">utilities</text:p>
            </text:list-item>
            <text:list-item>
              <text:p text:style-name="P52">event bus</text:p>
            </text:list-item>
            <text:list-item>
              <text:p text:style-name="P52">player control</text:p>
            </text:list-item>
            <text:list-item>
              <text:p text:style-name="P54">inspector detection</text:p>
            </text:list-item>
            <text:list-item>
              <text:p text:style-name="P55">cleaning zone</text:p>
            </text:list-item>
          </text:list>
        </text:list-item>
      </text:list>
      <text:p text:style-name="P56"/>
      <text:p text:style-name="P56"/>
      <text:p text:style-name="P56"/>
      <text:p text:style-name="P57">Issues to solve :</text:p>
      <text:list text:style-name="L7">
        <text:list-item>
          <text:p text:style-name="P58">inventory system : tools disapear and not coherent with playerstatistic inventory</text:p>
        </text:list-item>
      </text:list>
      <text:p text:style-name="P59"/>
      <text:p text:style-name="P59"/>
      <text:p text:style-name="P59"/>
      <text:p text:style-name="P60">Acknowledgements :</text:p>
      <text:list text:style-name="L8">
        <text:list-item>
          <text:p text:style-name="P61"><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2">assets : </text:p>
          <text:list>
            <text:list-item>
              <text:p text:style-name="P63"><text:soft-page-break/>UI</text:p>
            </text:list-item>
            <text:list-item>
              <text:p text:style-name="P64"><text:span text:style-name="T14">Map : </text:span>LimeZu - <text:span text:style-name="T14">Itch</text:span></text:p>
            </text:list-item>
            <text:list-item>
              <text:p text:style-name="P65">SFX : JDSherbert,</text:p>
            </text:list-item>
            <text:list-item>
              <text:p text:style-name="P66"><text:span text:style-name="T15">Font : </text:span>Nimble Beasts</text:p>
            </text:list-item>
            <text:list-item>
              <text:p text:style-name="P67"/>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0T10:42:11.519000000</dc:date>
    <meta:editing-duration>P1DT4H55M28S</meta:editing-duration>
    <meta:editing-cycles>66</meta:editing-cycles>
    <meta:generator>LibreOffice/24.8.0.3$Windows_X86_64 LibreOffice_project/0bdf1299c94fe897b119f97f3c613e9dca6be583</meta:generator>
    <meta:document-statistic meta:table-count="0" meta:image-count="0" meta:object-count="0" meta:page-count="5" meta:paragraph-count="117" meta:word-count="714" meta:character-count="3799" meta:non-whitespace-character-count="3289"/>
  </office:meta>
</office:document-meta>
</file>